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086cm" fo:min-width="2.194cm"/>
      <style:paragraph-properties style:writing-mode="lr-tb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671cm" fo:min-width="3.056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615cm" fo:min-width="6.937cm"/>
    </style:style>
    <style:style style:name="gr5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7" style:family="graphic" style:parent-style-name="objectwithoutfill">
      <style:graphic-properties draw:stroke="solid" draw:stroke-dash="Fine_20_Dashed" svg:stroke-color="#000000" draw:fill="solid" draw:textarea-vertical-align="middle"/>
    </style:style>
    <style:style style:name="gr8" style:family="graphic" style:parent-style-name="standard">
      <style:graphic-properties draw:stroke="dash" draw:stroke-dash="Ultrafine_20_Dashed" svg:stroke-color="#000000" draw:marker-end="Arrow" draw:textarea-vertical-align="middle"/>
    </style:style>
    <style:style style:name="gr9" style:family="graphic" style:parent-style-name="standard">
      <style:graphic-properties draw:stroke="solid" svg:stroke-color="#000000" draw:marker-start="Arrow" draw:marker-end="Arrow" draw:textarea-vertical-align="middle"/>
    </style:style>
    <style:style style:name="gr10" style:family="graphic" style:parent-style-name="standard">
      <style:graphic-properties svg:stroke-color="#000000" draw:marker-start="Arrow" draw:marker-end="Arrow" draw:textarea-vertical-align="middle"/>
    </style:style>
    <style:style style:name="gr11" style:family="graphic" style:parent-style-name="standard">
      <style:graphic-properties draw:stroke="dash" draw:stroke-dash="Fine_20_Dashed" svg:stroke-color="#000000" draw:marker-start="Rounded_20_short_20_Arrow" draw:marker-end="Arrow" draw:textarea-vertical-align="middle"/>
    </style:style>
    <style:style style:name="P1" style:family="paragraph">
      <style:text-properties style:font-name="Arial"/>
    </style:style>
    <style:style style:name="P2" style:family="paragraph">
      <loext:graphic-properties draw:fill="none" draw:fill-color="#ffffff"/>
      <style:text-properties style:font-name="Arial"/>
    </style:style>
    <style:style style:name="P3" style:family="paragraph">
      <style:paragraph-properties fo:text-align="center"/>
      <style:text-properties style:font-name="Arial"/>
    </style:style>
    <style:style style:name="P4" style:family="paragraph">
      <loext:graphic-properties draw:fill="none" draw:fill-color="#ffffff"/>
      <style:paragraph-properties fo:text-align="center"/>
      <style:text-properties style:font-name="Ari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style:font-name="Arial"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="none" draw:fill-color="#ffffff"/>
      <style:text-properties style:font-name="Arial" fo:font-size="12pt" fo:font-style="italic" style:font-size-asian="12pt" style:font-style-asian="italic" style:font-size-complex="12pt" style:font-style-complex="italic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557cm" svg:height="1.016cm" svg:x="1.889cm" svg:y="3.305cm">
          <draw:text-box>
            <text:p text:style-name="P1"><text:span text:style-name="T1">Asymmetrical telepresence contact</text:span></text:p>
          </draw:text-box>
        </draw:frame>
        <draw:custom-shape draw:style-name="gr2" draw:text-style-name="P4" xml:id="id1" draw:id="id1" draw:layer="layout" svg:width="3.81cm" svg:height="3.302cm" svg:x="1.773cm" svg:y="5.792cm">
          <text:p text:style-name="P3">Member of</text:p>
          <text:p text:style-name="P3">Group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556cm" svg:height="2.921cm" svg:x="12.938cm" svg:y="5.972cm">
          <text:p text:style-name="P3">Telerobot</text:p>
          <text:p text:style-name="P3">avatar of</text:p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747cm" svg:height="3.175cm" svg:x="20.304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20.558cm" svg:y1="2.343cm" svg:x2="22.59cm" svg:y2="2.343cm">
          <text:p/>
        </draw:line>
        <draw:frame draw:style-name="gr6" draw:text-style-name="P8" draw:layer="layout" svg:width="4.826cm" svg:height="1.199cm" svg:x="22.971cm" svg:y="1.762cm">
          <draw:text-box>
            <text:p text:style-name="P7"><text:span text:style-name="T2">Inform</text:span><text:span text:style-name="T2">ation </text:span><text:span text:style-name="T2">intera</text:span><text:span text:style-name="T2">ction </text:span><text:span text:style-name="T2">(virtua</text:span><text:span text:style-name="T2">l)</text:span></text:p>
          </draw:text-box>
        </draw:frame>
        <draw:line draw:style-name="gr7" draw:text-style-name="P6" draw:layer="layout" svg:x1="20.558cm" svg:y1="3.644cm" svg:x2="22.59cm" svg:y2="3.644cm">
          <text:p/>
        </draw:line>
        <draw:frame draw:style-name="gr6" draw:text-style-name="P8" draw:layer="layout" svg:width="4.826cm" svg:height="1.199cm" svg:x="22.971cm" svg:y="3.063cm">
          <draw:text-box>
            <text:p text:style-name="P7"><text:span text:style-name="T2">Energetic interaction (physical)</text:span></text:p>
          </draw:text-box>
        </draw:frame>
        <draw:custom-shape draw:style-name="gr2" draw:text-style-name="P4" xml:id="id3" draw:id="id3" draw:layer="layout" svg:width="3.81cm" svg:height="3.302cm" svg:x="18.224cm" svg:y="5.771cm">
          <text:p text:style-name="P3">Member of</text:p>
          <text:p text:style-name="P3">Group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svg:x1="5.583cm" svg:y1="7.443cm" svg:x2="12.938cm" svg:y2="7.432cm" draw:start-shape="id1" draw:start-glue-point="10" draw:end-shape="id2" draw:end-glue-point="3" svg:d="M5583 7443h3678v-11h3677" svg:viewBox="0 0 7356 12">
          <text:p/>
        </draw:connector>
        <draw:connector draw:style-name="gr9" draw:text-style-name="P9" draw:layer="layout" svg:x1="16.494cm" svg:y1="7.432cm" svg:x2="18.224cm" svg:y2="7.422cm" draw:start-shape="id2" draw:start-glue-point="1" draw:end-shape="id3" draw:end-glue-point="6" svg:d="M16494 7432h865v-10h865" svg:viewBox="0 0 1731 11">
          <text:p/>
        </draw:connector>
        <draw:frame draw:style-name="gr1" draw:text-style-name="P2" draw:layer="layout" svg:width="11.557cm" svg:height="1.016cm" svg:x="1.762cm" svg:y="11.941cm">
          <draw:text-box>
            <text:p text:style-name="P1"><text:span text:style-name="T1">Symmetrical telepresence contact</text:span></text:p>
          </draw:text-box>
        </draw:frame>
        <draw:custom-shape draw:style-name="gr2" draw:text-style-name="P4" xml:id="id6" draw:id="id6" draw:layer="layout" svg:width="3.81cm" svg:height="3.302cm" svg:x="1.774cm" svg:y="14.093cm">
          <text:p text:style-name="P3">Member of</text:p>
          <text:p text:style-name="P3">Group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3.556cm" svg:height="2.921cm" svg:x="12.939cm" svg:y="14.273cm">
          <text:p text:style-name="P10"><text:span text:style-name="T1">Teler</text:span><text:span text:style-name="T1">obot</text:span></text:p>
          <text:p text:style-name="P10"><text:span text:style-name="T1">avat</text:span><text:span text:style-name="T1">ar of</text:span></text:p>
          <text:p text:style-name="P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3.81cm" svg:height="3.302cm" svg:x="18.225cm" svg:y="14.072cm">
          <text:p text:style-name="P3">Member of</text:p>
          <text:p text:style-name="P3">Group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svg:x1="16.495cm" svg:y1="15.733cm" svg:x2="18.225cm" svg:y2="15.723cm" draw:start-shape="id4" draw:start-glue-point="1" draw:end-shape="id5" draw:end-glue-point="6" svg:d="M16495 15733h865v-10h865" svg:viewBox="0 0 1731 11">
          <text:p/>
        </draw:connector>
        <draw:custom-shape draw:style-name="gr3" draw:text-style-name="P4" xml:id="id7" draw:id="id7" draw:layer="layout" svg:width="3.556cm" svg:height="2.921cm" svg:x="6.939cm" svg:y="14.273cm">
          <text:p text:style-name="P10"><text:span text:style-name="T1">Teler</text:span><text:span text:style-name="T1">obot</text:span></text:p>
          <text:p text:style-name="P10"><text:span text:style-name="T1">avat</text:span><text:span text:style-name="T1">ar of</text:span></text:p>
          <text:p text:style-name="P3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5.584cm" svg:y1="15.744cm" svg:x2="6.939cm" svg:y2="15.733cm" draw:start-shape="id6" draw:start-glue-point="10" draw:end-shape="id7" draw:end-glue-point="3" svg:d="M5584 15744h678v-11h677" svg:viewBox="0 0 1356 12">
          <text:p/>
        </draw:connector>
        <draw:connector draw:style-name="gr11" draw:text-style-name="P9" draw:layer="layout" svg:x1="10.495cm" svg:y1="15.733cm" svg:x2="12.939cm" svg:y2="15.733cm" draw:start-shape="id7" draw:start-glue-point="1" draw:end-shape="id4" draw:end-glue-point="3" svg:d="M10495 15733h2444" svg:viewBox="0 0 2445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3T11:32:56.676851496</meta:creation-date>
    <dc:date>2020-04-23T12:25:32.373392610</dc:date>
    <meta:editing-duration>PT28M49S</meta:editing-duration>
    <meta:editing-cycles>1</meta:editing-cycles>
    <meta:generator>LibreOffice/6.3.5.2$Linux_X86_64 LibreOffice_project/30$Build-2</meta:generator>
    <meta:document-statistic meta:object-count="19"/>
  </office:meta>
</office:document-meta>
</file>